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7.743cm"/>
    </style:style>
    <style:style style:name="co5" style:family="table-column">
      <style:table-column-properties fo:break-before="auto" style:column-width="10.961cm"/>
    </style:style>
    <style:style style:name="co6" style:family="table-column">
      <style:table-column-properties fo:break-before="auto" style:column-width="25.97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976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706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ta1" style:family="table" style:master-page-name="PageStyle_5f_Blatt_20_1_20__5f__20_Checkli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94d7e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99pt solid #4a72aa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99pt solid #a8bfd4" fo:background-color="#99ff66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4a72aa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99pt solid #a8bfd4" fo:background-color="#99ff66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99pt solid #a8bfd4" fo:background-color="#ff0000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99pt solid #a8bfd4" fo:background-color="#ffff00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 style:data-style-name="N100">
      <style:table-cell-properties style:glyph-orientation-vertical="0" fo:border-bottom="0.99pt solid #a8bfd4" fo:background-color="#ffffff" style:diagonal-bl-tr="none" style:diagonal-tl-br="none" style:text-align-source="value-type" style:repeat-content="false" fo:wrap-option="wrap" fo:border-left="0.99pt solid #a8bfd4" style:direction="ltr" fo:border-right="0.99pt solid #a8bfd4" style:rotation-angle="0" style:rotation-align="none" style:shrink-to-fit="false" fo:border-top="0.99pt solid #4a72aa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eef3f4" style:diagonal-bl-tr="none" style:diagonal-tl-br="none" style:text-align-source="value-type" style:repeat-content="false" fo:wrap-option="wrap" fo:border="0.99pt solid #a8bfd4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99pt solid #a8bfd4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9pt solid #a8bfd4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99pt solid #a8bfd4" fo:background-color="#ffffff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4a72aa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a8bfd4" fo:background-color="#eef3f4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99pt solid #a8bfd4" fo:background-color="#ffffff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latt 1 _ Checklis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2">
          <table:table-cell table:style-name="ce2" office:value-type="string" calcext:value-type="string" table:number-columns-spanned="5" table:number-rows-spanned="1">
            <text:p>Checkliste</text:p>
          </table:table-cell>
          <table:covered-table-cell/>
          <table:covered-table-cell table:number-columns-repeated="3" table:style-name="ce9"/>
          <table:table-cell table:style-name="ce1" table:number-columns-repeated="251"/>
        </table:table-row>
        <table:table-row table:style-name="ro3">
          <table:table-cell table:style-name="ce3" office:value-type="string" calcext:value-type="string">
            <text:p>Digitalisiert?</text:p>
          </table:table-cell>
          <table:table-cell table:style-name="ce3" office:value-type="string" calcext:value-type="string">
            <text:p>Korrektur gelesen?</text:p>
          </table:table-cell>
          <table:table-cell table:style-name="ce3" office:value-type="string" calcext:value-type="string">
            <text:p>Bibelbuch</text:p>
          </table:table-cell>
          <table:table-cell table:style-name="ce3" office:value-type="string" calcext:value-type="string">
            <text:p>Abdeckung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4" office:value-type="string" calcext:value-type="string">
            <text:p>Ja</text:p>
          </table:table-cell>
          <table:table-cell table:style-name="ce8" office:value-type="string" calcext:value-type="string">
            <text:p>1x cflisowski</text:p>
          </table:table-cell>
          <table:table-cell table:style-name="ce10" office:value-type="string" calcext:value-type="string">
            <text:p>Matthäus</text:p>
          </table:table-cell>
          <table:table-cell table:style-name="ce14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Markus</text:p>
          </table:table-cell>
          <table:table-cell table:style-name="ce15" office:value-type="string" calcext:value-type="string">
            <text:p>1885 NT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Lukas</text:p>
          </table:table-cell>
          <table:table-cell table:style-name="ce16" office:value-type="string" calcext:value-type="string">
            <text:p>1885 NT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Johannes</text:p>
          </table:table-cell>
          <table:table-cell table:style-name="ce15" office:value-type="string" calcext:value-type="string">
            <text:p>1871 (1) / 1885 NT (alles) / 1907 (1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Apostelgeschichte</text:p>
          </table:table-cell>
          <table:table-cell table:style-name="ce16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Römer</text:p>
          </table:table-cell>
          <table:table-cell table:style-name="ce15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1. Korinther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2. Korinther</text:p>
          </table:table-cell>
          <table:table-cell table:style-name="ce15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Galter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Epheser</text:p>
          </table:table-cell>
          <table:table-cell table:style-name="ce15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Philipper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Kolosser</text:p>
          </table:table-cell>
          <table:table-cell table:style-name="ce15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1. Thessalonicher</text:p>
          </table:table-cell>
          <table:table-cell table:style-name="ce16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2. Thessalonicher</text:p>
          </table:table-cell>
          <table:table-cell table:style-name="ce15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1. Timotheus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2. Timotheu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Titu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Philemon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5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Hebräer</text:p>
          </table:table-cell>
          <table:table-cell table:style-name="ce16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Jakobus</text:p>
          </table:table-cell>
          <table:table-cell table:style-name="ce15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1. Petru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2. Petru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1. Johanne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2. Johanne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3. Johanne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Juda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7" office:value-type="string" calcext:value-type="string">
            <text:p>Nein</text:p>
          </table:table-cell>
          <table:table-cell table:style-name="ce6" office:value-type="string" calcext:value-type="string">
            <text:p>Nein</text:p>
          </table:table-cell>
          <table:table-cell table:style-name="ce13" office:value-type="string" calcext:value-type="string">
            <text:p>Offenbarung</text:p>
          </table:table-cell>
          <table:table-cell table:style-name="ce17" office:value-type="string" calcext:value-type="string">
            <text:p>1871 (1-2)</text:p>
          </table:table-cell>
          <table:table-cell/>
          <table:table-cell table:style-name="ce1" table:number-columns-repeated="251"/>
        </table:table-row>
        <table:table-row table:style-name="ro6" table:number-rows-repeated="2">
          <table:table-cell table:style-name="ce1"/>
          <table:table-cell/>
          <table:table-cell table:style-name="ce1" table:number-columns-repeated="254"/>
        </table:table-row>
        <table:table-row table:style-name="ro6" table:number-rows-repeated="65504">
          <table:table-cell table:style-name="ce1" table:number-columns-repeated="256"/>
        </table:table-row>
        <table:table-row table:style-name="ro7" table:number-rows-repeated="983039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 style:vertical-align="top"/>
      <style:text-properties fo:color="#000000" style:font-name="Helvetica Neue" fo:font-family="'Helvetica Neue'" fo:font-size="11pt" style:font-size-asian="11pt" style:font-name-complex="Helvetica Neue" style:font-family-complex="'Helvetica Neue'" style:font-size-complex="11pt"/>
    </style:style>
    <style:style style:name="Result" style:family="table-cell" style:parent-style-name="Default">
      <style:table-cell-properties fo:border-bottom="3pt double #4a72aa" style:border-line-width-bottom="0.035cm 0.035cm 0.035cm" style:diagonal-bl-tr="none" style:diagonal-tl-br="none" fo:border-left="none" fo:border-right="none" fo:border-top="0.99pt solid #4a72aa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>
      <style:table-cell-properties fo:background-color="#eef3f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a2bd90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eef3f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a8bfd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a2bd90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a8bfd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a8bfd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ea746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a2bd9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c0c0c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a8bfd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cc99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1" style:family="table-cell" style:parent-style-name="Default">
      <style:table-cell-properties fo:background-color="#4a72aa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3" style:family="table-cell" style:parent-style-name="Default">
      <style:table-cell-properties fo:background-color="#a2bd9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6" style:family="table-cell" style:parent-style-name="Default">
      <style:table-cell-properties fo:background-color="#fea746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usgabe" style:family="table-cell" style:parent-style-name="Default">
      <style:table-cell-properties fo:background-color="#eef3f4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Berechnung" style:family="table-cell" style:parent-style-name="Default">
      <style:table-cell-properties fo:background-color="#eef3f4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99pt solid #808080"/>
      <style:text-properties fo:color="#394d7e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size-complex="12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inweis" style:family="table-cell" style:parent-style-name="Default">
      <style:table-cell-properties fo:background-color="#ffff99" style:diagonal-bl-tr="none" style:diagonal-tl-br="none" fo:border="0.99pt solid #c0c0c0"/>
    </style:style>
    <style:style style:name="Neutral" style:family="table-cell" style:parent-style-name="Default">
      <style:table-cell-properties fo:background-color="#fff58c"/>
      <style:text-properties fo:color="#9933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Schlecht" style:family="table-cell" style:parent-style-name="Default">
      <style:table-cell-properties fo:background-color="#ff99cc"/>
      <style:text-properties fo:color="#dd2d32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Titel" style:family="table-cell" style:parent-style-name="Default">
      <style:text-properties fo:color="#394d7e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4pt solid #4a72aa" style:diagonal-bl-tr="none" style:diagonal-tl-br="none" fo:border-left="none" fo:border-right="none" fo:border-top="none"/>
      <style:text-properties fo:color="#394d7e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4pt solid #a8bfd4" style:diagonal-bl-tr="none" style:diagonal-tl-br="none" fo:border-left="none" fo:border-right="none" fo:border-top="none"/>
      <style:text-properties fo:color="#394d7e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2.49pt solid #a8bfd4" style:diagonal-bl-tr="none" style:diagonal-tl-br="none" fo:border-left="none" fo:border-right="none" fo:border-top="none"/>
      <style:text-properties fo:color="#394d7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94d7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66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.00.0000</text:date>, <text:time style:data-style-name="N2" text:time-value="14:02:46.729632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_20_1_20__5f__20_Checkliste" style:display-name="PageStyle_Blatt 1 _ Checkli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creator>Stephan Kreutzer</dc:creator>
    <dc:date>2017-06-18T14:04:39.738110274</dc:date>
    <meta:editing-cycles>16</meta:editing-cycles>
    <meta:editing-duration>PT17M38S</meta:editing-duration>
    <meta:document-statistic meta:table-count="1" meta:cell-count="104" meta:object-count="0"/>
    <meta:user-defined meta:name="Info 1"/>
    <meta:user-defined meta:name="Info 2"/>
    <meta:user-defined meta:name="Info 3"/>
    <meta:user-defined meta:name="Info 4"/>
  </office:meta>
</office:document-meta>
</file>